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xtarea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Textarea</text:h>
                    <text:list>
                        <text:list-item>
                            <text:h text:style-name="Heading_20_2" text:outline-level="2">Description</text:h>
                        </text:list-item>
                    </text:list>
                </text:list-item>
            </text:list>

            <text:p text:style-name="Standard">The Text Area is a Widget with a Label and a cursor on it. Texts or characters can be added to it. Long lines are wrapped and when the text becomes long enough the Text area can be scrolled.</text:p><text:p text:style-name="Standard">One line mode and password modes are supported.</text:p><text:p text:style-name="Standard">More info (<text:a xlink:type="simple" xlink:href="https://docs.lvgl.io/8.3/widgets/core/textarea.html" text:style-name="Internet_20_link" text:visited-style-name="Visited_20_Internet_20_Link">link</text:a>)</text:p>

            
                <text:list xml:id="list_Textarea2" text:continue-numbering="true" text:continue-list="list_Textarea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xtarea4" text:continue-numbering="true" text:style-name="Outline">
                                                <text:list-item>
                                                    <text:list>
                                                        <text:list-item>
                                                            <text:list>
                                                                <text:list-item>
                                                                    <text:h text:style-name="Heading_20_3" text:outline-level="3">
                                                                        Text
                                                                        <text:s text:c="4"/>
                                                                        <text:span text:style-name="T2">EXPRESSION (string)</text:span>
                                                                    </text:h>
                                                                </text:list-item>
                                                            </text:list>
                                                        </text:list-item>
                                                    </text:list>
                                                </text:list-item>
                                            </text:list>
                                            <text:p text:style-name="Standard">Text to be displayed.</text:p>,
                                            <text:list xml:id="list_Textarea5" text:continue-numbering="true" text:continue-list="list_Textarea4" text:style-name="Outline">
                                                <text:list-item>
                                                    <text:list>
                                                        <text:list-item>
                                                            <text:list>
                                                                <text:list-item>
                                                                    <text:h text:style-name="Heading_20_3" text:outline-level="3">
                                                                        Text type
                                                                        <text:s text:c="4"/>
                                                                        <text:span text:style-name="T2">Enum</text:span>
                                                                    </text:h>
                                                                </text:list-item>
                                                            </text:list>
                                                        </text:list-item>
                                                    </text:list>
                                                </text:list-item>
                                            </text:list>
                                            <text:p text:style-name="Standard">Here we can choose that the <text:span text:style-name="backtick">Text</text:span> item is calculated from the Expression.</text:p>,
                                            <text:list xml:id="list_Textarea6" text:continue-numbering="true" text:continue-list="list_Textarea5" text:style-name="Outline">
                                                <text:list-item>
                                                    <text:list>
                                                        <text:list-item>
                                                            <text:list>
                                                                <text:list-item>
                                                                    <text:h text:style-name="Heading_20_3" text:outline-level="3">
                                                                        Placeholder
                                                                        <text:s text:c="4"/>
                                                                        <text:span text:style-name="T2">String</text:span>
                                                                    </text:h>
                                                                </text:list-item>
                                                            </text:list>
                                                        </text:list-item>
                                                    </text:list>
                                                </text:list-item>
                                            </text:list>
                                            <text:p text:style-name="Standard">A placeholder text can be specified – which is displayed when the <text:span text:style-name="backtick">Text</text:span> area is empty.</text:p>,
                                            <text:list xml:id="list_Textarea7" text:continue-numbering="true" text:continue-list="list_Textarea6" text:style-name="Outline">
                                                <text:list-item>
                                                    <text:list>
                                                        <text:list-item>
                                                            <text:list>
                                                                <text:list-item>
                                                                    <text:h text:style-name="Heading_20_3" text:outline-level="3">
                                                                        One line mode
                                                                        <text:s text:c="4"/>
                                                                        <text:span text:style-name="T2">Boolean</text:span>
                                                                    </text:h>
                                                                </text:list-item>
                                                            </text:list>
                                                        </text:list-item>
                                                    </text:list>
                                                </text:list-item>
                                            </text:list>
                                            <text:p text:style-name="Standard">If enable, the <text:span text:style-name="backtick">Text</text:span> area is configured to be on a single line. In this mode the height is set automatically to show only one line, line break characters are ignored, and word wrap is disabled.</text:p>,
                                            <text:list xml:id="list_Textarea8" text:continue-numbering="true" text:continue-list="list_Textarea7" text:style-name="Outline">
                                                <text:list-item>
                                                    <text:list>
                                                        <text:list-item>
                                                            <text:list>
                                                                <text:list-item>
                                                                    <text:h text:style-name="Heading_20_3" text:outline-level="3">
                                                                        Password mode
                                                                        <text:s text:c="4"/>
                                                                        <text:span text:style-name="T2">Boolean</text:span>
                                                                    </text:h>
                                                                </text:list-item>
                                                            </text:list>
                                                        </text:list-item>
                                                    </text:list>
                                                </text:list-item>
                                            </text:list>
                                            <text:p text:style-name="Standard">This enables password mode. By default, if the <text:span text:style-name="backtick">•</text:span> (Bullet, U+2022) character exists in the font, the entered characters are converted to it after some time or when a new character is entered. If <text:span text:style-name="backtick">•</text:span> does not exist in the font, <text:span text:style-name="backtick">\*</text:span> will be used.</text:p>,
                                            <text:list xml:id="list_Textarea9" text:continue-numbering="true" text:continue-list="list_Textarea8" text:style-name="Outline">
                                                <text:list-item>
                                                    <text:list>
                                                        <text:list-item>
                                                            <text:list>
                                                                <text:list-item>
                                                                    <text:h text:style-name="Heading_20_3" text:outline-level="3">
                                                                        Accepted characters
                                                                        <text:s text:c="4"/>
                                                                        <text:span text:style-name="T2">String</text:span>
                                                                    </text:h>
                                                                </text:list-item>
                                                            </text:list>
                                                        </text:list-item>
                                                    </text:list>
                                                </text:list-item>
                                            </text:list>
                                            <text:p text:style-name="Standard">We can set a list of accepted characters with this property. Other characters will be ignored.</text:p>,
                                            <text:list xml:id="list_Textarea10" text:continue-numbering="true" text:continue-list="list_Textarea9" text:style-name="Outline">
                                                <text:list-item>
                                                    <text:list>
                                                        <text:list-item>
                                                            <text:list>
                                                                <text:list-item>
                                                                    <text:h text:style-name="Heading_20_3" text:outline-level="3">
                                                                        Max text length
                                                                        <text:s text:c="4"/>
                                                                        <text:span text:style-name="T2">Number</text:span>
                                                                    </text:h>
                                                                </text:list-item>
                                                            </text:list>
                                                        </text:list-item>
                                                    </text:list>
                                                </text:list-item>
                                            </text:list>
                                            <text:p text:style-name="Standard">The maximum number of characters can be limited with this property.</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extarea11" text:continue-numbering="true" text:continue-list="list_Textarea10"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Textarea12" text:continue-numbering="true" text:continue-list="list_Textarea11"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Textarea13" text:continue-numbering="true" text:continue-list="list_Textarea12"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Textarea14"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xtarea15" text:continue-numbering="true" text:continue-list="list_Textarea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Textarea16" text:continue-numbering="true" text:continue-list="list_Textarea1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Textarea17" text:continue-numbering="true" text:continue-list="list_Textarea1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extarea18" text:continue-numbering="true" text:continue-list="list_Textarea1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Textarea19"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Textarea20" text:continue-numbering="true" text:continue-list="list_Textarea1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extarea21" text:continue-numbering="true" text:continue-list="list_Textarea2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Textarea22"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Textarea23" text:continue-numbering="true" text:continue-list="list_Textarea2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extarea24" text:continue-numbering="true" text:continue-list="list_Textarea2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Textarea25"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Textarea26" text:continue-numbering="true" text:continue-list="list_Textarea2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extarea27" text:continue-numbering="true" text:continue-list="list_Textarea2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Textarea28"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extarea29" text:continue-numbering="true" text:continue-list="list_Textarea2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xtarea30" text:continue-numbering="true" text:continue-list="list_Textarea29"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Textarea31" text:continue-numbering="true" text:continue-list="list_Textarea30"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Textarea32" text:continue-numbering="true" text:continue-list="list_Textarea31"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Textarea33" text:continue-numbering="true" text:continue-list="list_Textarea32"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Textarea34" text:continue-numbering="true" text:continue-list="list_Textarea33"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Textarea35" text:continue-numbering="true" text:continue-list="list_Textarea34"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Textarea36" text:continue-numbering="true" text:continue-list="list_Textarea35"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Textarea37" text:continue-numbering="true" text:continue-list="list_Textarea36"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Textarea38" text:continue-numbering="true" text:continue-list="list_Textarea37"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Textarea39" text:continue-numbering="true" text:continue-list="list_Textarea38"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Textarea40" text:continue-numbering="true" text:continue-list="list_Textarea39"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Textarea41" text:continue-numbering="true" text:continue-list="list_Textarea40"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Textarea42" text:continue-numbering="true" text:continue-list="list_Textarea41"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Textarea43" text:continue-numbering="true" text:continue-list="list_Textarea42"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Textarea44" text:continue-numbering="true" text:continue-list="list_Textarea43"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Textarea45" text:continue-numbering="true" text:continue-list="list_Textarea44"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Textarea46" text:continue-numbering="true" text:continue-list="list_Textarea45"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Textarea47" text:continue-numbering="true" text:continue-list="list_Textarea46"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Textarea48" text:continue-numbering="true" text:continue-list="list_Textarea47"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Textarea49" text:continue-numbering="true" text:continue-list="list_Textarea48"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Textarea50" text:continue-numbering="true" text:continue-list="list_Textarea49"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Textarea51" text:continue-numbering="true" text:continue-list="list_Textarea50"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Textarea52" text:continue-numbering="true" text:continue-list="list_Textarea51"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Textarea53" text:continue-numbering="true" text:continue-list="list_Textarea52"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Textarea54"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Textarea55" text:continue-numbering="true" text:continue-list="list_Textarea53"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Textarea56"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Textarea57" text:continue-numbering="true" text:continue-list="list_Textarea55"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Textarea58"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Textarea59" text:continue-numbering="true" text:continue-list="list_Textarea57"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Textarea60"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Textarea61" text:continue-numbering="true" text:continue-list="list_Textarea59"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Textarea62" text:continue-numbering="true" text:continue-list="list_Textarea61"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Textarea63" text:continue-numbering="true" text:continue-list="list_Textarea62"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Textarea64" text:continue-numbering="true" text:continue-list="list_Textarea63"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Textarea65" text:continue-numbering="true" text:continue-list="list_Textarea64"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Textarea66" text:continue-numbering="true" text:continue-list="list_Textarea65"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Textarea67" text:continue-numbering="true" text:continue-list="list_Textarea66"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xtarea68" text:continue-numbering="true" text:continue-list="list_Textarea6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extarea6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xtarea70" text:continue-numbering="true" text:continue-list="list_Textarea6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extarea71" text:continue-numbering="true" text:continue-list="list_Textarea7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extarea72" text:continue-numbering="true" text:continue-list="list_Textarea7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extarea3" text:continue-numbering="true" text:continue-list="list_Textarea2" text:style-name="Outline">
                        <text:list-item>
                            <text:list>
                                <text:list-item>
                                    <text:h text:style-name="Heading_20_2" text:outline-level="2">Examples</text:h>
                                </text:list-item>
                            </text:list>
                        </text:list-item>
                    </text:list>
                    <text:p text:style-name="Standard"/>
                    
                    <text:list xml:id="list_Textarea73"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